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11.2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nglish</text:p>
          </table:table-cell>
          <table:table-cell office:value-type="string">
            <text:p>Deutsch</text:p>
          </table:table-cell>
          <table:table-cell office:value-type="string">
            <text:p>Erklärung</text:p>
          </table:table-cell>
        </table:table-row>
        <table:table-row table:style-name="ro1">
          <table:table-cell/>
          <table:table-cell office:value-type="string">
            <text:p>pseudorange</text:p>
          </table:table-cell>
          <table:table-cell office:value-type="string">
            <text:p>pseudoentfernung</text:p>
          </table:table-cell>
          <table:table-cell office:value-type="string">
            <text:p>angenommene entfernung</text:p>
          </table:table-cell>
        </table:table-row>
        <table:table-row table:style-name="ro1">
          <table:table-cell/>
          <table:table-cell table:style-name="ce1" office:value-type="string">
            <text:p>emphasis </text:p>
          </table:table-cell>
          <table:table-cell office:value-type="string">
            <text:p>Schwerpunkt, Betonung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22.07.2020</text:date>, <text:time>13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9S</meta:editing-duration>
    <meta:editing-cycles>4</meta:editing-cycles>
    <meta:generator>OpenOffice/4.1.5$Win32 OpenOffice.org_project/415m1$Build-9789</meta:generator>
    <dc:date>2020-07-22T13:26:59.66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